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officeooo:rsid="00365144" officeooo:paragraph-rsid="000acb46" style:font-size-asian="11pt" style:font-size-complex="11pt"/>
    </style:style>
    <style:style style:name="P2" style:family="paragraph" style:parent-style-name="Standard">
      <style:paragraph-properties fo:break-before="page"/>
      <style:text-properties fo:font-size="11pt" style:text-underline-style="none" officeooo:rsid="00365144" officeooo:paragraph-rsid="000acb46" style:font-size-asian="11pt" style:font-size-complex="11pt"/>
    </style:style>
    <style:style style:name="T1" style:family="text">
      <style:text-properties officeooo:rsid="003e72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.<text:span text:style-name="T1">espacionaturalelardal.com</text:span></text:p>
      <text:p text:style-name="P1"/>
      <text:p text:style-name="P1">_acme-challenge.espacionaturalelardal.com</text:p>
      <text:p text:style-name="P1">n9BhNdKZTkCTpCg7P4vzx8vPN4aZv-SfKiAX0BjDApc</text:p>
      <text:p text:style-name="P1"/>
      <text:p text:style-name="P1">_acme-challenge.espacionaturalelardal.com</text:p>
      <text:p text:style-name="P1">iLGbxZjAZEqj_79dEE1D6yh6Pf0Fa_rkBpRNezyxF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0:25:48.317222847</meta:creation-date>
    <dc:date>2019-11-11T10:26:06.499092340</dc:date>
    <meta:editing-duration>PT18S</meta:editing-duration>
    <meta:editing-cycles>1</meta:editing-cycles>
    <meta:document-statistic meta:table-count="0" meta:image-count="0" meta:object-count="0" meta:page-count="1" meta:paragraph-count="5" meta:word-count="5" meta:character-count="195" meta:non-whitespace-character-count="195"/>
    <meta:generator>LibreOffice/6.0.7.3$Linux_X86_64 LibreOffice_project/00m0$Build-3</meta:generator>
  </office:meta>
</office:document-meta>
</file>